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stroke-linejoin="miter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01cm" svg:height="0.804cm" draw:transform="rotate (0.1232202451908) translate (0.137cm 0.892cm)">
          <text:p text:style-name="P1">NICHT WITZI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12cm" fo:page-height="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21:27:58.745675565</meta:creation-date>
    <dc:date>2018-06-24T21:30:55.156312337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